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39"/>SNU developer log day 439</text:h>
      <text:p text:style-name="P1">I had a successful day with development. I accomplished many small tasks, but failed on some. I did a small update to the Greylist to fix a major loophole for companies that I haven't added to the list. I also updated the privacy initiative homepage to include support for new articles, a mission section, and a new Favicon. I did documentation (as usual) and I also did a cluster of updates to the SNU Internet Museum, getting 4 pages up-to-date, and creating 4 new separate video pages. One of the 2 things I failed on today, was getting the official SNU video player to have support for Subtitles (just for the labels to show up) but I wasn't even able to accomplish that. Also, In the end, I didn't have enough time to make a proper update to the COVID-19 article.</text:p>
      <text:p text:style-name="P1">For the subtitle issue, I am hoping it doesn't take me another month or longer to find out why the dropdown isn't showing up in the video player. I have some work to do to the subtitles, a well as adding new ones. I am also going to produce a better test video. I didn't receive that much online work today, and development went smoothly. I was able to get some work done, making it a decent day for development.</text:p>
      <text:p text:style-name="Text_20_body"><text:span text:style-name="T1">Sean Patrick Myrick on April 13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5:53:01.938000000</meta:creation-date>
    <dc:date>2020-04-14T15:53:21.478000000</dc:date>
    <meta:editing-duration>PT20S</meta:editing-duration>
    <meta:editing-cycles>1</meta:editing-cycles>
    <meta:document-statistic meta:table-count="0" meta:image-count="0" meta:object-count="0" meta:page-count="1" meta:paragraph-count="4" meta:word-count="233" meta:character-count="1243" meta:non-whitespace-character-count="1014"/>
    <meta:generator>LibreOffice/6.1.2.1$Windows_X86_64 LibreOffice_project/65905a128db06ba48db947242809d14d3f9a93fe</meta:generator>
  </office:meta>
</office:document-meta>
</file>